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ipelineComponentInfoInitializerDecorator.createDependencyOnPipelineComponentInfoInitializer( BeanDefinitionHolder holder , String initializerBea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ipelineComponentInfoInitializerDecorator.decorate( Node source , BeanDefinitionHolder holder , Parser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ipelineComponentInfoInitializerDecorator.registerPipelineComponentInfo( ParserContext ct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ipelineComponentInfoInitializerDecorator.registerPipelineComponentInfoInitializer( Node source , BeanDefinitionHolder holder , ParserContext ctx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